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request for proposal RFP <text:s/></text:p>
      <text:p text:style-name="Default_20_Text">bid on <text:s/></text:p>
      <text:p text:style-name="Default_20_Text">procurement </text:p>
      <text:p text:style-name="Default_20_Text"/>
      <text:p text:style-name="Default_20_Text">turn ... around <text:s text:c="2"/></text:p>
      <text:p text:style-name="Default_20_Text">return the compliment</text:p>
      <text:p text:style-name="Default_20_Text">vigor - vigorous - vigorously</text:p>
      <text:p text:style-name="Default_20_Text"/>
      <text:p text:style-name="Default_20_Text">on sb's merits</text:p>
      <text:p text:style-name="Default_20_Text">in line with (comply with)</text:p>
      <text:p text:style-name="Default_20_Text">amenity</text:p>
      <text:p text:style-name="Default_20_Text">has zero tolerance for …</text:p>
      <text:p text:style-name="Default_20_Text">down the road (in the coming future)</text:p>
      <text:p text:style-name="Default_20_Text"/>
      <text:p text:style-name="Default_20_Text">inborn talent</text:p>
      <text:p text:style-name="P1">humanities(人文科学)</text:p>
      <text:p text:style-name="P1">artistic nature</text:p>
      <text:p text:style-name="P1">divine inspi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12-10-26T11:46:30.69</dc:date>
    <meta:editing-duration>PT00H03M36S</meta:editing-duration>
    <meta:editing-cycles>6</meta:editing-cycles>
    <meta:document-statistic meta:table-count="0" meta:image-count="0" meta:object-count="0" meta:page-count="1" meta:paragraph-count="15" meta:word-count="48" meta:character-count="283"/>
    <meta:user-defined meta:name="Info 1"/>
    <meta:user-defined meta:name="Info 2"/>
    <meta:user-defined meta:name="Info 3"/>
    <meta:user-defined meta:name="Info 4"/>
  </office:meta>
</office:document-meta>
</file>